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3.9243in" table:align="margins" style:shadow="none"/>
    </style:style>
    <style:style style:name="Table2.A" style:family="table-column">
      <style:table-column-properties style:column-width="1.9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9229in" table:align="margins"/>
    </style:style>
    <style:style style:name="Table3.A" style:family="table-column">
      <style:table-column-properties style:column-width="1.9618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Mono" fo:font-size="9pt" fo:font-weight="bold" officeooo:rsid="000f01ef" officeooo:paragraph-rsid="000f01ef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DejaVu Sans Mono" fo:font-size="9pt" fo:font-weight="bold" officeooo:rsid="000f01ef" officeooo:paragraph-rsid="0016bae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9pt" fo:font-weight="bold" officeooo:rsid="000f01ef" officeooo:paragraph-rsid="0016bae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DejaVu Sans Mono" fo:font-size="9pt" fo:font-weight="normal" officeooo:rsid="000f01ef" officeooo:paragraph-rsid="000f01ef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 Mono" fo:font-size="9pt" fo:font-weight="normal" officeooo:rsid="000f01ef" officeooo:paragraph-rsid="0016baeb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 Mono" fo:font-size="9pt" fo:font-weight="normal" officeooo:rsid="0011b467" officeooo:paragraph-rsid="0016baeb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 Mono" fo:font-size="9pt" fo:font-weight="normal" officeooo:rsid="000fe66f" officeooo:paragraph-rsid="0016baeb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 Mono" fo:font-size="9pt" fo:font-weight="normal" officeooo:rsid="0014fb65" officeooo:paragraph-rsid="000f01ef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ejaVu Sans Mono" fo:font-size="9pt" fo:font-weight="normal" officeooo:rsid="0014fb65" officeooo:paragraph-rsid="0014fb65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DejaVu Sans Mono" fo:font-size="9pt" fo:font-weight="normal" officeooo:rsid="0014fb65" officeooo:paragraph-rsid="0017495b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DejaVu Sans Mono" fo:font-size="9pt" fo:font-style="italic" fo:font-weight="bold" officeooo:rsid="000f01ef" officeooo:paragraph-rsid="0016baeb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9pt" fo:font-style="italic" fo:font-weight="normal" officeooo:rsid="0017495b" officeooo:paragraph-rsid="0017495b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text-properties style:font-name="DejaVu Sans Mono" fo:font-size="9pt" fo:font-weight="normal" officeooo:rsid="00192bec" officeooo:paragraph-rsid="0016baeb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DejaVu Sans Mono" fo:font-size="9pt" fo:font-weight="normal" officeooo:rsid="00192bec" officeooo:paragraph-rsid="00192bec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DejaVu Sans Mono" fo:font-size="9pt" fo:font-weight="normal" officeooo:rsid="000f01ef" officeooo:paragraph-rsid="0016baeb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 Mono" fo:font-size="9pt" fo:font-weight="normal" officeooo:rsid="000f01ef" officeooo:paragraph-rsid="001a603c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DejaVu Sans Mono" fo:font-size="9pt" fo:font-weight="normal" officeooo:rsid="0014fb65" officeooo:paragraph-rsid="00192bec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 Mono" fo:font-size="9pt" fo:font-weight="normal" officeooo:rsid="001daf4f" officeooo:paragraph-rsid="001daf4f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 Mono" fo:font-size="9pt" fo:font-weight="normal" officeooo:rsid="0020aee9" officeooo:paragraph-rsid="0020aee9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DejaVu Sans Mono" fo:font-size="9pt" fo:font-weight="normal" officeooo:rsid="0021d4d8" officeooo:paragraph-rsid="0021d4d8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1pt" fo:font-weight="normal" officeooo:rsid="000f01ef" officeooo:paragraph-rsid="0016baeb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DejaVu Sans Mono" fo:font-size="10pt" fo:font-weight="normal" officeooo:rsid="000f01ef" officeooo:paragraph-rsid="0016bae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ejaVu Sans Mono" fo:font-size="10pt" fo:font-style="italic" fo:font-weight="bold" officeooo:rsid="001a603c" officeooo:paragraph-rsid="001a603c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 Mono" fo:font-size="10pt" fo:font-style="italic" fo:font-weight="bold" officeooo:rsid="00192bec" officeooo:paragraph-rsid="00192bec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9pt" officeooo:rsid="001a603c" officeooo:paragraph-rsid="001a603c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bec" style:font-weight-asian="bold" style:font-weight-complex="bold"/>
    </style:style>
    <style:style style:name="T3" style:family="text">
      <style:text-properties officeooo:rsid="0014097b"/>
    </style:style>
    <style:style style:name="T4" style:family="text">
      <style:text-properties officeooo:rsid="0014fb6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6baeb"/>
    </style:style>
    <style:style style:name="T7" style:family="text">
      <style:text-properties officeooo:rsid="00192bec"/>
    </style:style>
    <style:style style:name="T8" style:family="text">
      <style:text-properties officeooo:rsid="001a603c"/>
    </style:style>
    <style:style style:name="T9" style:family="text">
      <style:text-properties officeooo:rsid="001daf4f"/>
    </style:style>
    <style:style style:name="T10" style:family="text">
      <style:text-properties officeooo:rsid="002056d1"/>
    </style:style>
    <style:style style:name="T11" style:family="text">
      <style:text-properties officeooo:rsid="00239d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Lighting Cheatsheet v0.1<text:span text:style-name="T11">2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<text:span text:style-name="T1">PgUp</text:span> (Higher Rightmost Button): Everything ON <text:span text:style-name="T9">(except stereo)</text:span></text:p>
            <text:p text:style-name="P21"><text:span text:style-name="T1">PgDn or Slash </text:span>(Lower Rightmost Buttons): Everything OFF <text:span text:style-name="T9">(including stereo)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2"><text:span text:style-name="T1">Sweep finger across Trackpad to set all lights. </text:span>X Axis is Hue, Y Axis is color saturation (white at top).</text:p>
          </table:table-cell>
          <table:covered-table-cell/>
        </table:table-row>
        <table:table-row>
          <table:table-cell table:style-name="Table1.A4" office:value-type="string">
            <text:p text:style-name="P5"/>
            <text:p text:style-name="P2"><text:span text:style-name="T5">Left Joystick:</text:span> <text:s/><text:span text:style-name="T4"><text:s text:c="2"/></text:span></text:p>
            <text:p text:style-name="P5"><text:span text:style-name="T1">Center:</text:span> toggle everything on/off <text:span text:style-name="T9">(except stereo)</text:span></text:p>
            <text:p text:style-name="P5"><text:span text:style-name="T1">Up:</text:span> everything white, on, and max brightness</text:p>
            <text:p text:style-name="P6"><text:span text:style-name="T1">Down:</text:span> Everything to Red</text:p>
            <text:p text:style-name="P6"><text:span text:style-name="T1">Left:</text:span> Everything to Light Blue</text:p>
            <text:p text:style-name="P6"><text:span text:style-name="T1">Right:</text:span> Everything to Yellow</text:p>
            <text:p text:style-name="P5"/>
            <text:p text:style-name="P5"><text:span text:style-name="T1">Esc:</text:span> Toggle Living Room (Everything)</text:p>
            <text:p text:style-name="P5"><text:span text:style-name="T1">F1:</text:span> Toggle Bedroom </text:p>
            <text:p text:style-name="P5"><text:span text:style-name="T1">F2:</text:span> Toggle Bathroom</text:p>
            <text:p text:style-name="P5"><text:span text:style-name="T1">F3:</text:span> Toggle Hallway</text:p>
            <text:p text:style-name="P5"><text:span text:style-name="T1">F4: </text:span>Toggle Kitchen</text:p>
            <text:p text:style-name="P5"><text:span text:style-name="T1">F5:</text:span> Toggle Dining Room</text:p>
            <text:p text:style-name="P5"><text:span text:style-name="T1">F6:</text:span> Toggle Only Movie Poster/<text:span text:style-name="T6">LP Deck/</text:span>Neon Sign</text:p>
            <text:p text:style-name="P22"/>
            <text:p text:style-name="P23">COLOR PRESETS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25"><text:span text:style-name="T1">1:</text:span> Green</text:p>
                  <text:p text:style-name="P25"><text:span text:style-name="T1">2:</text:span> Purple</text:p>
                  <text:p text:style-name="P25"><text:span text:style-name="T1">3:</text:span> Magenta</text:p>
                  <text:p text:style-name="P25"><text:span text:style-name="T1">4:</text:span> <text:span text:style-name="T10">Turquoise</text:span></text:p>
                  <text:p text:style-name="P25"><text:span text:style-name="T1">5:</text:span> Lemon</text:p>
                </table:table-cell>
                <table:table-cell table:style-name="Table3.B1" office:value-type="string">
                  <text:p text:style-name="P25"><text:span text:style-name="T1">6:</text:span> Cobalt Blue</text:p>
                  <text:p text:style-name="P25"><text:span text:style-name="T1">7:</text:span> Pale Pink</text:p>
                  <text:p text:style-name="P25"><text:span text:style-name="T1">8:</text:span> Orange</text:p>
                  <text:p text:style-name="P25"><text:span text:style-name="T1">9:</text:span> Light Purple</text:p>
                  <text:p text:style-name="P25"><text:span text:style-name="T1">0:</text:span> Yellow-Green </text:p>
                </table:table-cell>
              </table:table-row>
            </table:table>
            <text:p text:style-name="P16"/>
          </table:table-cell>
          <table:table-cell table:style-name="Table1.A2" office:value-type="string">
            <text:p text:style-name="P2"/>
            <text:p text:style-name="P11">Right Joystick:</text:p>
            <text:p text:style-name="P5"><text:span text:style-name="T1">OK:</text:span> Randomize each light</text:p>
            <text:p text:style-name="P5"><text:span text:style-name="T1">Up:</text:span> Brighten Lights</text:p>
            <text:p text:style-name="P5"><text:span text:style-name="T1">Down:</text:span> Dim Lights</text:p>
            <text:p text:style-name="P5"><text:span text:style-name="T1">Left:</text:span> Rotate Light Colors Left</text:p>
            <text:p text:style-name="P5"><text:span text:style-name="T1">Right:</text:span> Rotate Light Colors Right</text:p>
            <text:p text:style-name="P5"/>
            <text:p text:style-name="P7"><text:span text:style-name="T1">Delete:</text:span> Double Current Brightness</text:p>
            <text:p text:style-name="P7"><text:span text:style-name="T1">F10:</text:span> Half Current Brightness</text:p>
            <text:p text:style-name="P5"/>
            <text:p text:style-name="P5"><text:span text:style-name="T1">A:</text:span> Randomize Bathroom Lights</text:p>
            <text:p text:style-name="P5"><text:span text:style-name="T1">G:</text:span> Bathroom <text:span text:style-name="T3">Lights </text:span>Off</text:p>
            <text:p text:style-name="P5"><text:span text:style-name="T1">B:</text:span> Bathroom <text:span text:style-name="T3">Lights </text:span>On</text:p>
            <text:p text:style-name="P19"><text:span text:style-name="T1">I/O</text:span>: Rotate Bathroom Lights</text:p>
            <text:p text:style-name="P18"><text:span text:style-name="T1">Space</text:span>: Toggle everything on/off (except stereo)</text:p>
            <text:p text:style-name="P18"/>
            <text:p text:style-name="P24">STEREO CONTROLS</text:p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17"><text:span text:style-name="T1">W</text:span>: Stereo On</text:p>
                  <text:p text:style-name="P17"><text:span text:style-name="T1">S</text:span>: Stereo Toggle</text:p>
                  <text:p text:style-name="P17"><text:span text:style-name="T1">X</text:span>: Stereo Off</text:p>
                  <text:p text:style-name="P19"/>
                  <text:p text:style-name="P17"><text:span text:style-name="T2">&lt;</text:span><text:span text:style-name="T1">:</text:span> <text:span text:style-name="T7">Previous Track</text:span></text:p>
                  <text:p text:style-name="P20"><text:span text:style-name="T1">[:</text:span> Preset Down</text:p>
                </table:table-cell>
                <table:table-cell table:style-name="Table2.B1" office:value-type="string">
                  <text:p text:style-name="P14"><text:span text:style-name="T1">M</text:span>: Mute <text:s text:c="2"/></text:p>
                  <text:p text:style-name="P14"><text:span text:style-name="T1">U</text:span>: Volume+3 <text:s text:c="2"/></text:p>
                  <text:p text:style-name="P14"><text:span text:style-name="T1">J</text:span>: Volume-3</text:p>
                  <text:p text:style-name="P14"/>
                  <text:p text:style-name="P14"><text:span text:style-name="T1">&gt;:</text:span> Next Track</text:p>
                  <text:p text:style-name="P20"><text:span text:style-name="T1">]:</text:span> Preset Up</text:p>
                </table:table-cell>
              </table:table-row>
              <table:table-row>
                <table:table-cell table:style-name="Table2.A2" table:number-columns-spanned="2" office:value-type="string">
                  <text:p text:style-name="P19"><text:span text:style-name="T1">L:</text:span> LuxuriaMusic <text:span text:style-name="T1">Y:</text:span> 70s Yacht Rock <text:span text:style-name="T1">V:</text:span> WBGO <text:span text:style-name="T1">F:</text:span> WNYC</text:p>
                </table:table-cell>
                <table:covered-table-cell/>
              </table:table-row>
            </table:table>
            <text:p text:style-name="P13"/>
          </table:table-cell>
        </table:table-row>
      </table:table>
      <text:p text:style-name="P9"/>
      <text:p text:style-name="P9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27:54.731536261</meta:creation-date>
    <dc:date>2018-12-25T18:22:16.432190331</dc:date>
    <meta:editing-duration>PT1H46M3S</meta:editing-duration>
    <meta:editing-cycles>17</meta:editing-cycles>
    <meta:generator>LibreOffice/6.0.7.3$Linux_X86_64 LibreOffice_project/00m0$Build-3</meta:generator>
    <meta:document-statistic meta:table-count="3" meta:image-count="0" meta:object-count="0" meta:page-count="1" meta:paragraph-count="53" meta:word-count="213" meta:character-count="1297" meta:non-whitespace-character-count="1125"/>
  </office:meta>
</office:document-meta>
</file>